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ge 1.</text:p>
      <text:p text:style-name="Standard"/>
      <text:p text:style-name="P1">Page 2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nnnn Sssss</meta:initial-creator>
    <meta:creation-date>2012-11-02T22:34:22</meta:creation-date>
    <dc:date>2012-11-03T21:09:12</dc:date>
    <dc:creator>Nnnnn2 Sssss2</dc:creator>
    <meta:editing-duration>P0D</meta:editing-duration>
    <meta:editing-cycles>2</meta:editing-cycles>
    <meta:generator>LibreOffice/3.5$Linux_x86 LibreOffice_project/350m1$Build-413</meta:generator>
    <meta:document-statistic meta:table-count="0" meta:image-count="0" meta:object-count="0" meta:page-count="2" meta:paragraph-count="2" meta:word-count="4" meta:character-count="13" meta:non-whitespace-character-count="11"/>
  </office:meta>
</office:document-meta>
</file>